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8in" fo:margin-right="0in" fo:margin-top="0.1945in" fo:margin-bottom="0.1945in" loext:contextual-spacing="false" fo:text-indent="-0.4in" style:auto-text-indent="false"/>
    </style:style>
    <style:style style:name="P2" style:family="paragraph" style:parent-style-name="Standard">
      <style:paragraph-properties fo:margin-left="0.8in" fo:margin-right="0in" fo:margin-top="0in" fo:margin-bottom="0.1945in" loext:contextual-spacing="false" fo:text-indent="-0.4in" style:auto-text-indent="false"/>
    </style:style>
    <style:style style:name="P3" style:family="paragraph" style:parent-style-name="Standard">
      <style:paragraph-properties fo:margin-left="1.2in" fo:margin-right="0in" fo:margin-top="0.1945in" fo:margin-bottom="0.1945in" loext:contextual-spacing="false" fo:text-indent="-0.4in" style:auto-text-indent="false"/>
    </style:style>
    <style:style style:name="P4" style:family="paragraph" style:parent-style-name="Heading_20_3" style:master-page-name="Standard">
      <style:paragraph-properties style:page-number="auto"/>
    </style:style>
    <style:style style:name="P5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4" style:family="text">
      <style:text-properties style:font-name="Courier New" fo:font-size="10pt" style:font-size-asian="10pt" style:font-name-complex="Courier New1" style:font-size-complex="10pt"/>
    </style:style>
    <style:style style:name="T5" style:family="text">
      <style:text-properties style:font-name="Courier New" style:font-name-complex="Courier New1"/>
    </style:style>
    <style:style style:name="T6" style:family="text">
      <style:text-properties officeooo:rsid="000f3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Lab 02: Lists</text:h>
      <text:h text:style-name="Heading_20_3" text:outline-level="3">Monday, <text:span text:style-name="T6">18 September</text:span> 2017</text:h>
      <text:p text:style-name="Normal_20__28_Web_29_">The linear linked list is one of several ways to organize and store sequential data and is used frequently in computer programming. <text:s/>In this lab you will work with class LLList, which implements a linear linked implementation of a sequence of doubles.  This implementation of the LLList structure stores a single pointer containing the address of the first Node of a linear linked list of Nodes in each LLList object.  Download the following files from Lab Resources for today's lab: <text:s/>Node.h, Node.cpp, LinkedList.h, LinkedList.cpp, ListProcessor.cpp. <text:s/></text:p>
      <text:p text:style-name="Normal_20__28_Web_29_">Study the implementation of the Node and LLList methods. <text:s/></text:p>
      <text:h text:style-name="Heading_20_4" text:outline-level="4">Lab Assignment</text:h>
      <text:p text:style-name="P1">1.<text:tab/>Examine, compile, and execute the code.</text:p>
      <text:p text:style-name="P1">2.<text:tab/>The LLList class would be easier to use if a method that reports the size of a LLList was available. <text:s/>Add a size method to the LLList class.</text:p>
      <text:p text:style-name="P1"><text:tab/><text:span text:style-name="T1">Modify the </text:span><text:span text:style-name="T2">main()</text:span><text:span text:style-name="T1"> routine in </text:span><text:span text:style-name="T2">ListProcessor</text:span><text:span text:style-name="T1"> to thoroughly test the </text:span><text:span text:style-name="T2">size</text:span><text:span text:style-name="T3"> </text:span><text:span text:style-name="T1">method.</text:span> </text:p>
      <text:p text:style-name="P1">4.<text:tab/>Add a <text:s/><text:span text:style-name="T5">double sum()</text:span><text:span text:style-name="T4"> </text:span><text:s/>method to the <text:span text:style-name="T5">LLList</text:span> class. <text:s text:c="2"/><text:span text:style-name="T5">sum()</text:span> <text:s text:c="2"/>returns the sum of the doubles stored in the linked storage structure of a <text:span text:style-name="T5">LLList</text:span> class object.  In order to perform this task you will need to traverse the linked list of the object.  For hints on how to write this function look at the <text:span text:style-name="T5">print</text:span> method in the <text:span text:style-name="T5">LLList</text:span> class. <text:span text:style-name="T1"><text:s/></text:span></text:p>
      <text:p text:style-name="P1"><text:span text:style-name="T1"><text:tab/>Modify the </text:span><text:span text:style-name="T2">main()</text:span><text:span text:style-name="T1"> routine in </text:span><text:span text:style-name="T2">ListProcessor</text:span><text:span text:style-name="T1"> to thoroughly test the </text:span><text:span text:style-name="T2">sum</text:span><text:span text:style-name="T3"> </text:span><text:span text:style-name="T1">method.</text:span><text:line-break/>  </text:p>
      <text:p text:style-name="P1">5.<text:tab/>Your next task is to create a new insertion method in the <text:span text:style-name="T5">LLList</text:span><text:span text:style-name="T4"> </text:span>class.  This method will insert its parameter value into a new <text:span text:style-name="T5">Node</text:span> object inserted as the last Node in the linked list.  The signature for this method will be <text:span text:style-name="T5">void insertAsLast(double x)</text:span>.  There are two groups of cases you should consider when writing this method.  </text:p>
      <text:p text:style-name="P3"><text:tab/>This <text:span text:style-name="T5">LLList</text:span> object is empty: <text:s/>A new <text:span text:style-name="T5">Node</text:span> containing <text:s/><text:span text:style-name="T5">x</text:span> <text:s/>will be the only <text:span text:style-name="T5">Node</text:span> in the linked list. </text:p>
      <text:p text:style-name="P3"><text:soft-page-break/><text:tab/>This <text:span text:style-name="T5">LLList</text:span> object has one or more <text:span text:style-name="T5">Nodes</text:span> in its linked list: <text:s/>The code must traverse to the current last <text:span text:style-name="T5">Node</text:span> of the linked list and insert a new <text:span text:style-name="T5">Node</text:span> containing <text:s/><text:span text:style-name="T5">x</text:span> <text:s/>following this <text:span text:style-name="T5">Node</text:span>. <text:s/>The new <text:span text:style-name="T5">Node</text:span> is then the last <text:span text:style-name="T5">Node</text:span> in the linked list. </text:p>
      <text:p text:style-name="P2"><text:bookmark text:name="_GoBack"/><text:span text:style-name="T1"><text:tab/>Modify the </text:span><text:span text:style-name="T2">main()</text:span><text:span text:style-name="T1"> routine in </text:span><text:span text:style-name="T2">ListProcessor</text:span><text:span text:style-name="T1"> to thoroughly test the </text:span><text:span text:style-name="T2">insertAsLast</text:span><text:span text:style-name="T3"> </text:span><text:span text:style-name="T1">method.</text:span><text:line-break/></text:p>
      <text:h text:style-name="Heading_20_4" text:outline-level="4">Turn In:</text:h>
      <text:p text:style-name="Normal_20__28_Web_29_">Upload all your modified files: <text:s/>ListProcessor.cpp, LinkedList.h, and LinkedList.cpp.  </text:p>
      <text:p text:style-name="Normal_20__28_Web_29_">Write your name in comments at the top of each file.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officeooo:rsid="000f30e1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SC 2030 <text:s/>Computer Science II</text:p>
        <text:p text:style-name="MP1"><text:span text:style-name="MT1">Fall</text:span> 2017<text:tab/><text:tab/>page <text:page-number style:num-format="1"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 06: Lists</dc:title>
    <meta:initial-creator>Thomas Bailey</meta:initial-creator>
    <meta:editing-cycles>4</meta:editing-cycles>
    <meta:print-date>2016-02-05T17:22:00</meta:print-date>
    <meta:creation-date>2017-02-02T23:48:00</meta:creation-date>
    <dc:date>2017-09-14T12:04:26.880143876</dc:date>
    <meta:editing-duration>PT2M10S</meta:editing-duration>
    <meta:generator>LibreOffice/4.3.3.2$Linux_X86_64 LibreOffice_project/430m0$Build-2</meta:generator>
    <meta:document-statistic meta:table-count="0" meta:image-count="0" meta:object-count="0" meta:page-count="2" meta:paragraph-count="19" meta:word-count="395" meta:character-count="2310" meta:non-whitespace-character-count="1884"/>
    <meta:user-defined meta:name="AppVersion">14.0000</meta:user-defined>
    <meta:user-defined meta:name="Company">University of Wyom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